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0f0f"/>
    </style:style>
    <style:style style:name="T1" style:family="text">
      <style:text-properties officeooo:rsid="00160f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_Descubriendo HDFS</text:p>
      <text:p text:style-name="Standard"><text:s text:c="4"/>1. Lo primero que tenemos que hacer es habilitar la transferencia de ficheros entre vuestra máquina virtual y vuestro host. En las settings del VMWare asociadas a la VMCloudera que tenéis, habilitad la opción shared folders y añadid una carpeta en vuestros host Windows desde donde copiaremos los archivos necesarios para trabajar.</text:p>
      <text:p text:style-name="Standard"><text:s text:c="4"/>2. Una vez creada, arrancad la MV. La carpeta en Windows compartida estará en la ruta “/mnt/hgfs”</text:p>
      <text:p text:style-name="Standard"><text:s text:c="4"/>3. Abre un terminal en la MV y cámbiale el idioma a español</text:p>
      <text:p text:style-name="Standard"><text:s text:c="4"/>4. Escribe el siguiente comando</text:p>
      <text:p text:style-name="Standard"><text:s text:c="8"/>a. Hadoop fs</text:p>
      <text:p text:style-name="Standard"><text:s text:c="4"/>5. Escribe</text:p>
      <text:p text:style-name="Standard"><text:s text:c="8"/>a. Hadoop fs -ls /</text:p>
      <text:p text:style-name="Standard"><text:s text:c="4"/>6. Crea un directorio local de trabajohadooop</text:p>
      <text:p text:style-name="Standard"><text:s text:c="8"/>a. Por ejemplo /home/cloudera/ejercicios</text:p>
      <text:p text:style-name="Standard"><text:s text:c="14"/>mkdir ejercicios</text:p>
      <text:p text:style-name="Standard"><text:s text:c="14"/>rmdir ejercios (si está vacio)</text:p>
      <text:p text:style-name="Standard"><text:s text:c="14"/>rm -r borrar en cascada</text:p>
      <text:p text:style-name="Standard"><text:s text:c="8"/>b. Copia el archivo “shakespeare.tar.gz” en ese directorio</text:p>
      <text:p text:style-name="Standard"><text:tab/>cp origen destino</text:p>
      <text:p text:style-name="Standard"><text:s text:c="8"/>c. Descomprime el archivo cd .. </text:p>
      <text:p text:style-name="Standard"><text:s text:c="12"/>i. “tar zxvf shakespeare.tar.gz”</text:p>
      <text:p text:style-name="P1"><text:s text:c="8"/>d. Copia la carpeta que acabas de descomprimir en HDFS en la ruta <text:s text:c="2"/></text:p>
      <text:p text:style-name="P1"><text:s text:c="12"/>/user/cloudera/shakespeare. Tu home a partir de ahora será /user/cloudera</text:p>
      <text:p text:style-name="Standard"><text:s text:c="12"/>i. “hadoop fs -put shakespeare /user/cloudera/shakespeare”</text:p>
      <text:p text:style-name="P1">7. Lista el contenido de tu home en HDFS para comprobar que se ha copiado la carpeta</text:p>
      <text:p text:style-name="P1"><text:s text:c="4"/>shakespeare. </text:p>
      <text:p text:style-name="Standard"><text:s text:c="12"/>i. “hadoop fs -ls /user/cloudera”</text:p>
      <text:p text:style-name="Standard"><text:s text:c="4"/>8. Observa el contenido de la carpeta shakespeare en hdfs</text:p>
      <text:p text:style-name="Standard"><text:s text:c="12"/>i. “hadoop fs -ls /user/cloudera/shakespeare”</text:p>
      <text:p text:style-name="Standard"><text:s text:c="4"/>9. Borra la subcarpeta “glossary” de la carpeta shakespeare en HDFS</text:p>
      <text:p text:style-name="Standard"><text:s text:c="8"/>a. “hadoop fs -rm /user/cloudera/shakespeare/glossary”</text:p>
      <text:p text:style-name="Standard"><text:s text:c="4"/>10. Comprueba que se ha borrado</text:p>
      <text:p text:style-name="P1"><text:s text:c="4"/>11. Lista las primeras 50 últimas líneas de la subcarpeta “histories”. Puedes usar los comando </text:p>
      <text:p text:style-name="P1"><text:s text:c="10"/>“cat” y “tail” (head -&gt; primeras)</text:p>
      <text:p text:style-name="Standard"><text:s text:c="14"/>a. “hadoop fs -cat /user/cloudera/shakespeare/histories | tail -n 50”</text:p>
      <text:p text:style-name="P1"><text:s text:c="4"/>12. Copia al Sistema de ficheros local de tu MV el fichero “poems” en la ruta <text:s/></text:p>
      <text:p text:style-name="P1"><text:s text:c="8"/>/home/cloudera/ejercicios/shakespeare/shakepoems.txtop</text:p>
      <text:p text:style-name="P1"><text:s text:c="8"/>a. “hadoop fs -get /user/cloudera/shakespeare/poems <text:s/></text:p>
      <text:p text:style-name="P1"><text:s text:c="7"/>/home/cloudera/ejercicios/shakespeare/shakepoems.txt”</text:p>
      <text:p text:style-name="Standard"><text:s text:c="4"/>13. Muestra las últimas líneas de shakepoems.txt copiado en tu local por pantalla</text:p>
      <text:p text:style-name="P1"><text:s text:c="10"/>tail 5 shakepoems.txt</text:p>
      <text:p text:style-name="P1"><text:s text:c="4"/><text:span text:style-name="T1">14.</text:span>Si has terminado muy rápido, juega un poco con los comandos disponibles en la Shell de </text:p>
      <text:p text:style-name="P1"><text:s text:c="9"/>hadoop fs. Para ello introduce “hadoop fs” y observa las posibilidad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08:01:17.519397619</meta:creation-date>
    <dc:date>2021-09-10T08:04:40.968094347</dc:date>
    <meta:editing-duration>PT3M23S</meta:editing-duration>
    <meta:editing-cycles>1</meta:editing-cycles>
    <meta:document-statistic meta:table-count="0" meta:image-count="0" meta:object-count="0" meta:page-count="1" meta:paragraph-count="39" meta:word-count="327" meta:character-count="2433" meta:non-whitespace-character-count="1853"/>
    <meta:generator>LibreOffice/6.4.7.2$Linux_X86_64 LibreOffice_project/40$Build-2</meta:generator>
  </office:meta>
</office:document-meta>
</file>